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16.5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 office:value-type="string" calcext:value-type="string">
            <text:p>reste jingle audio JC à termin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3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C blanchit les Barons. Mireille intervient. 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4</text:p>
          </table:table-cell>
          <table:table-cell office:value-type="string" calcext:value-type="string">
            <text:p>Ya-t-il besoin d’envoyer le titre du film ? (Orage ô Tournag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5</text:p>
          </table:table-cell>
          <table:table-cell office:value-type="string" calcext:value-type="string">
            <text:p>Manque rush entrée dans le théâ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6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office:value-type="string" calcext:value-type="string">
            <text:p>le tableau des échecs d’EM est absent. A mon avis, ça représente beaucoup trop de travail 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loge &amp; spectacle, EM contrat Dédé. Réfléchir au découpage des fichiers..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 e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 office:value-type="string" calcext:value-type="string">
            <text:p>reste intégration des BF affich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string" calcext:value-type="string">
            <text:p>Ch4-20</text:p>
          </table:table-cell>
          <table:table-cell office:value-type="string" calcext:value-type="string">
            <text:p>export jpeg 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11:01:20.680071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09-13T13:23:39.434337217</dc:date>
    <meta:editing-duration>PT13H9S</meta:editing-duration>
    <meta:editing-cycles>21</meta:editing-cycles>
    <meta:generator>LibreOffice/7.0.4.2$Linux_X86_64 LibreOffice_project/00$Build-2</meta:generator>
    <meta:document-statistic meta:table-count="1" meta:cell-count="288" meta:object-count="0"/>
  </office:meta>
</office:document-meta>
</file>